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3f702b" officeooo:paragraph-rsid="013f702b"/>
    </style:style>
    <style:style style:name="P12" style:family="paragraph" style:parent-style-name="Table_20_Contents">
      <style:text-properties officeooo:rsid="01409737" officeooo:paragraph-rsid="01409737"/>
    </style:style>
    <style:style style:name="P13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4" style:family="paragraph" style:parent-style-name="Heading_20_1">
      <style:text-properties officeooo:paragraph-rsid="013de4ae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19a32c"/>
    </style:style>
    <style:style style:name="T4" style:family="text">
      <style:text-properties officeooo:rsid="013de4ae"/>
    </style:style>
    <style:style style:name="T5" style:family="text">
      <style:text-properties officeooo:rsid="013f70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gration Odoo <text:span text:style-name="T5">T</text:span>homas <text:span text:style-name="T5">E</text:span>lectronics <text:span text:style-name="T5">8</text:span> vers 1<text:span text:style-name="T3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1">Finaliser la migration des rapports (Facture, BL,...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En cliquant sur une commande, elle ne s’affiche pas (bug migration des donné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Migrer les nomenclatur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ettre en ligne le module Odoo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Configurer VPS pour mettre nginix sur port 8069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Mettre en place la migration sur VPS</text:p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4" text:outline-level="1"><text:span text:style-name="T4">Afficher le plan comptable et les autres menus de la compta</text:span></text:h>
      <text:p text:style-name="Text_20_body">Pour cela, il faut mettre les <text:span text:style-name="T4">utilisateurs</text:span> dans ce groupe non <text:span text:style-name="T4">visible</text:span> <text:span text:style-name="T4">depuis</text:span> la fiche <text:span text:style-name="T4">utilisateur</text:span> : </text:p>
      <text:p text:style-name="Code">Show Accounting Features - Readonly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</text:page-number>/<text:page-count>1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thomas-electronics-8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11T16:01:50.903226700">11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11T16:01:50.820657839</dc:date>
    <meta:print-date>2020-11-18T14:59:22.507399557</meta:print-date>
    <meta:editing-cycles>959</meta:editing-cycles>
    <meta:editing-duration>P6DT19H30M29S</meta:editing-duration>
    <meta:document-statistic meta:table-count="4" meta:image-count="0" meta:object-count="0" meta:page-count="1" meta:paragraph-count="21" meta:word-count="136" meta:character-count="882" meta:non-whitespace-character-count="765"/>
    <meta:user-defined meta:name="Info 1"/>
    <meta:user-defined meta:name="Info 2"/>
    <meta:user-defined meta:name="Info 3"/>
    <meta:user-defined meta:name="Info 4"/>
  </office:meta>
</office:document-meta>
</file>